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2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2" style:family="text">
      <style:text-properties fo:font-variant="normal" fo:text-transform="none" fo:color="#888888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888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54cm" text:min-label-width="0.899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4;p13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Automation Specs Gap Review</text:span></text:p>
          </draw:text-box>
        </draw:frame>
        <draw:frame draw:name="Google Shape;85;p13" presentation:style-name="pr2" draw:text-style-name="P3" draw:layer="layout" svg:width="17.779cm" svg:height="4.867cm" svg:x="3.81cm" svg:y="10.795cm" presentation:class="subtitle" presentation:user-transformed="true">
          <draw:text-box>
            <text:p text:style-name="P1"><text:span text:style-name="T2">QA Automation Lead • October 22, 2025</text:span></text:p>
          </draw:text-box>
        </draw:frame>
        <presentation:notes draw:style-name="dp2">
          <draw:frame draw:name="Google Shape;81;p1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" draw:style-name="gr1" draw:layer="layout" svg:width="12.7cm" svg:height="9.524cm" svg:x="3.176cm" svg:y="1.905cm" draw:page-number="1" presentation:class="page"/>
        </presentation:notes>
      </draw:page>
      <draw:page draw:name="Executive Summary – The Problem" draw:style-name="dp1" draw:master-page-name="OBJECT" presentation:presentation-page-layout-name="AL2T11">
        <draw:frame draw:name="Google Shape;90;p1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Executive Summary – The Problem</text:span></text:p>
          </draw:text-box>
        </draw:frame>
        <draw:frame draw:name="Google Shape;91;p14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We have 100+ automation tests cases, but many lack clear Pass/Fail criteria.</text:span></text:p>
              </text:list-item>
              <text:list-item>
                <text:p text:style-name="P6"><text:span text:style-name="T4">Hardcoded values without product/domain approval (e.g., ROI 50%, Live/Historic=1h).</text:span></text:p>
              </text:list-item>
              <text:list-item>
                <text:p text:style-name="P6"><text:span text:style-name="T4">Performance assertions (P95/P99) are disabled; error schema is inconsistent.</text:span></text:p>
              </text:list-item>
            </text:list>
          </draw:text-box>
        </draw:frame>
        <presentation:notes draw:style-name="dp2">
          <draw:frame draw:name="Google Shape;87;p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8;p2:notes" draw:style-name="gr1" draw:layer="layout" svg:width="12.7cm" svg:height="9.524cm" svg:x="3.176cm" svg:y="1.905cm" draw:page-number="2" presentation:class="page"/>
        </presentation:notes>
      </draw:page>
      <draw:page draw:name="Impact" draw:style-name="dp1" draw:master-page-name="OBJECT" presentation:presentation-page-layout-name="AL2T11">
        <draw:frame draw:name="Google Shape;96;p1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Impact</text:span></text:p>
          </draw:text-box>
        </draw:frame>
        <draw:frame draw:name="Google Shape;97;p15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False Positives: tests pass while quality/performance is unacceptable.</text:span></text:p>
              </text:list-item>
              <text:list-item>
                <text:p text:style-name="P6"><text:span text:style-name="T4">False Negatives: tests fail on expected behavior → wasted triage time.</text:span></text:p>
              </text:list-item>
              <text:list-item>
                <text:p text:style-name="P6"><text:span text:style-name="T4">No performance baseline → cannot detect degradation early.</text:span></text:p>
              </text:list-item>
              <text:list-item>
                <text:p text:style-name="P6"><text:span text:style-name="T4">Inconsistent error messages → flaky automation &amp; brittle parsing.</text:span></text:p>
              </text:list-item>
            </text:list>
          </draw:text-box>
        </draw:frame>
        <presentation:notes draw:style-name="dp2">
          <draw:frame draw:name="Google Shape;93;p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4;p3:notes" draw:style-name="gr1" draw:layer="layout" svg:width="12.7cm" svg:height="9.524cm" svg:x="3.176cm" svg:y="1.905cm" draw:page-number="3" presentation:class="page"/>
        </presentation:notes>
      </draw:page>
      <draw:page draw:name="Meeting Goal (Today)" draw:style-name="dp1" draw:master-page-name="OBJECT" presentation:presentation-page-layout-name="AL2T11">
        <draw:frame draw:name="Google Shape;102;p1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Meeting Goal (Today)</text:span></text:p>
          </draw:text-box>
        </draw:frame>
        <draw:frame draw:name="Google Shape;103;p16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Decide on the TOP-10 missing specifications that block automation quality gates.</text:span></text:p>
              </text:list-item>
              <text:list-item>
                <text:p text:style-name="P6"><text:span text:style-name="T4">Assign owners and due dates for each spec item.</text:span></text:p>
              </text:list-item>
              <text:list-item>
                <text:p text:style-name="P6"><text:span text:style-name="T4">Unblock enabling assertions and aligning code↔config defaults.</text:span></text:p>
              </text:list-item>
            </text:list>
          </draw:text-box>
        </draw:frame>
        <presentation:notes draw:style-name="dp2">
          <draw:frame draw:name="Google Shape;99;p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0;p4:notes" draw:style-name="gr1" draw:layer="layout" svg:width="12.7cm" svg:height="9.524cm" svg:x="3.176cm" svg:y="1.905cm" draw:page-number="4" presentation:class="page"/>
        </presentation:notes>
      </draw:page>
      <draw:page draw:name="TOP-10 Critical Specs (Need Decisions Today)" draw:style-name="dp1" draw:master-page-name="OBJECT" presentation:presentation-page-layout-name="AL2T11">
        <draw:frame draw:name="Google Shape;108;p17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TOP-10 Critical Specs (Need Decisions Today)</text:span></text:p>
          </draw:text-box>
        </draw:frame>
        <draw:frame draw:name="Google Shape;109;p17" presentation:style-name="pr5" draw:text-style-name="P7" draw:layer="layout" svg:width="22.859cm" svg:height="12.571cm" svg:x="1.27cm" svg:y="4.445cm" presentation:class="outline" presentation:user-transformed="true">
          <draw:text-box>
            <text:p text:style-name="P8"><text:span text:style-name="T4">1) API Performance SLA: P95/P99/timeout/error-rate per endpoint</text:span></text:p>
            <text:p text:style-name="P9"><text:span text:style-name="T4">2) ROI change limit: max % change + cooldown policy</text:span></text:p>
            <text:p text:style-name="P9"><text:span text:style-name="T4">3) Live/Historic threshold: exact age boundary (replace arbitrary 1h)</text:span></text:p>
            <text:p text:style-name="P9"><text:span text:style-name="T4">4) MongoDB outage behavior: HTTP code, recovery time, caching</text:span></text:p>
            <text:p text:style-name="P9"><text:span text:style-name="T4">5) Sensors ROI range: min/max ROI size (count)</text:span></text:p>
            <text:p text:style-name="P9"><text:span text:style-name="T4">6) Frequency: absolute min/max + minimum span; PRR/Nyquist guidance</text:span></text:p>
            <text:p text:style-name="P9"><text:span text:style-name="T4">7) NFFT: valid values list and enforcement</text:span></text:p>
            <text:p text:style-name="P9"><text:span text:style-name="T4">8) Concurrent tasks: system limit and on-exceed behavior</text:span></text:p>
            <text:p text:style-name="P9"><text:span text:style-name="T4">9) 200-but-empty: max wait before alert/timeout (live vs historic)</text:span></text:p>
            <text:p text:style-name="P9"><text:span text:style-name="T4">10) API error schema: consistent fields (code/message/detail/hint)</text:span></text:p>
          </draw:text-box>
        </draw:frame>
        <presentation:notes draw:style-name="dp2">
          <draw:frame draw:name="Google Shape;105;p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6;p5:notes" draw:style-name="gr1" draw:layer="layout" svg:width="12.7cm" svg:height="9.524cm" svg:x="3.176cm" svg:y="1.905cm" draw:page-number="5" presentation:class="page"/>
        </presentation:notes>
      </draw:page>
      <draw:page draw:name="Evidence – ROI 50% Hardcoded" draw:style-name="dp1" draw:master-page-name="TITLE_5f_ONLY" presentation:presentation-page-layout-name="AL3T19">
        <draw:frame draw:name="Google Shape;114;p18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Evidence – ROI 50% Hardcoded</text:span></text:p>
          </draw:text-box>
        </draw:frame>
        <draw:custom-shape draw:name="Google Shape;115;p18" draw:style-name="gr2" draw:text-style-name="P10" draw:layer="layout" svg:width="23.113cm" svg:height="2.031cm" svg:x="1.27cm" svg:y="3.81cm">
          <text:p text:style-name="P8"><text:span text:style-name="T5">validators.py:</text:span></text:p>
          <text:p text:style-name="P8"><text:span text:style-name="T5">def validate_roi_change_safety(..., max_change_percent: float = 50.0):</text:span></text:p>
          <text:p text:style-name="P8"><text:span text:style-name="T5"># Hardcoded value; never formally approved; ~6 tests depend on i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1;p6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2;p6:notes" draw:style-name="gr1" draw:layer="layout" svg:width="12.7cm" svg:height="9.524cm" svg:x="3.176cm" svg:y="1.905cm" draw:page-number="6" presentation:class="page"/>
        </presentation:notes>
      </draw:page>
      <draw:page draw:name="Evidence – Performance Assertions Disabled" draw:style-name="dp1" draw:master-page-name="TITLE_5f_ONLY" presentation:presentation-page-layout-name="AL3T19">
        <draw:frame draw:name="Google Shape;120;p19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Evidence – Performance Assertions Disabled</text:span></text:p>
          </draw:text-box>
        </draw:frame>
        <draw:custom-shape draw:name="Google Shape;121;p19" draw:style-name="gr2" draw:text-style-name="P10" draw:layer="layout" svg:width="23.113cm" svg:height="4.399cm" svg:x="1.27cm" svg:y="3.81cm">
          <text:p text:style-name="P8"><text:span text:style-name="T5">test_performance_high_priority.py:</text:span></text:p>
          <text:p text:style-name="P8"><text:span text:style-name="T5">THRESHOLD_P95_MS = 500 <text:s text:c="2"/># placeholder</text:span></text:p>
          <text:p text:style-name="P8"><text:span text:style-name="T5">THRESHOLD_P99_MS = 1000 <text:s/># placeholder</text:span></text:p>
          <text:p text:style-name="P8"><text:span text:style-name="T5"># TODO: enable after specs meeting</text:span></text:p>
          <text:p text:style-name="P8"><text:span text:style-name="T5"># assert p95 &lt; THRESHOLD_P95_MS</text:span></text:p>
          <text:p text:style-name="P8"><text:span text:style-name="T5"># assert p99 &lt; THRESHOLD_P99_MS</text:span></text:p>
          <text:p text:style-name="P8"><text:span text:style-name="T5"># ~28 performance tests currently not enforcing SL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7;p7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8;p7:notes" draw:style-name="gr1" draw:layer="layout" svg:width="12.7cm" svg:height="9.524cm" svg:x="3.176cm" svg:y="1.905cm" draw:page-number="7" presentation:class="page"/>
        </presentation:notes>
      </draw:page>
      <draw:page draw:name="Evidence – NFFT Too Permissive" draw:style-name="dp1" draw:master-page-name="TITLE_5f_ONLY" presentation:presentation-page-layout-name="AL3T19">
        <draw:frame draw:name="Google Shape;126;p20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Evidence – NFFT Too Permissive</text:span></text:p>
          </draw:text-box>
        </draw:frame>
        <draw:custom-shape draw:name="Google Shape;127;p20" draw:style-name="gr2" draw:text-style-name="P10" draw:layer="layout" svg:width="23.113cm" svg:height="2.031cm" svg:x="1.27cm" svg:y="3.81cm">
          <text:p text:style-name="P8"><text:span text:style-name="T5">validators.py:</text:span></text:p>
          <text:p text:style-name="P8"><text:span text:style-name="T5">validate_nfft_value(...) → warns if not power-of-2, but returns True.</text:span></text:p>
          <text:p text:style-name="P8"><text:span text:style-name="T5">Config defines valid values list; code does not enforce i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3;p8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4;p8:notes" draw:style-name="gr1" draw:layer="layout" svg:width="12.7cm" svg:height="9.524cm" svg:x="3.176cm" svg:y="1.905cm" draw:page-number="8" presentation:class="page"/>
        </presentation:notes>
      </draw:page>
      <draw:page draw:name="Evidence – Frequency Missing Absolute Max/Min Span" draw:style-name="dp1" draw:master-page-name="TITLE_5f_ONLY" presentation:presentation-page-layout-name="AL3T19">
        <draw:frame draw:name="Google Shape;132;p2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Evidence – Frequency Missing Absolute Max/Min Span</text:span></text:p>
          </draw:text-box>
        </draw:frame>
        <draw:custom-shape draw:name="Google Shape;133;p21" draw:style-name="gr2" draw:text-style-name="P10" draw:layer="layout" svg:width="23.113cm" svg:height="1.439cm" svg:x="1.27cm" svg:y="3.81cm">
          <text:p text:style-name="P8"><text:span text:style-name="T5">focus_server_models.py: FrequencyRange(min&gt;=0, max&gt;=0)</text:span></text:p>
          <text:p text:style-name="P8"><text:span text:style-name="T5">No absolute max or minimum span enforced; accepts extreme valu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9;p9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0;p9:notes" draw:style-name="gr1" draw:layer="layout" svg:width="12.7cm" svg:height="9.524cm" svg:x="3.176cm" svg:y="1.905cm" draw:page-number="9" presentation:class="page"/>
        </presentation:notes>
      </draw:page>
      <draw:page draw:name="Appendix – settings.yaml (Spec Stubs)" draw:style-name="dp1" draw:master-page-name="TITLE_5f_ONLY" presentation:presentation-page-layout-name="AL3T19">
        <draw:frame draw:name="Google Shape;138;p22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Appendix – settings.yaml (Spec Stubs)</text:span></text:p>
          </draw:text-box>
        </draw:frame>
        <draw:custom-shape draw:name="Google Shape;139;p22" draw:style-name="gr2" draw:text-style-name="P10" draw:layer="layout" svg:width="23.113cm" svg:height="7.359cm" svg:x="1.27cm" svg:y="3.81cm">
          <text:p text:style-name="P8"><text:span text:style-name="T5">performance_sla:</text:span></text:p>
          <text:p text:style-name="P8"><text:span text:style-name="T5"><text:s text:c="2"/></text:span><text:span text:style-name="T5">post_config: {p95_ms: 500, p99_ms: 1000, timeout_s: 30, max_error_rate: 0.05}</text:span></text:p>
          <text:p text:style-name="P8"><text:span text:style-name="T5"><text:s text:c="2"/></text:span><text:span text:style-name="T5">get_channels: {p95_ms: 300, p99_ms: 600, timeout_s: 15}</text:span></text:p>
          <text:p text:style-name="P8"><text:span text:style-name="T5"><text:s text:c="2"/></text:span><text:span text:style-name="T5">get_metadata: {p95_ms: 300, p99_ms: 600, timeout_s: 15}</text:span></text:p>
          <text:p text:style-name="P8"><text:span text:style-name="T5">roi_constraints: {max_change_percent: 50, cooldown_seconds: 60}</text:span></text:p>
          <text:p text:style-name="P8"><text:span text:style-name="T5">frequency: {min_hz: 0, max_hz: 1000, min_range_hz: 1}</text:span></text:p>
          <text:p text:style-name="P8"><text:span text:style-name="T5">sensors: {min_roi_size: 10, max_roi_size: 1000, total_range: 2222}</text:span></text:p>
          <text:p text:style-name="P8"><text:span text:style-name="T5">nfft: {valid_values: [256,512,1024,2048,4096,8192,16384,32768,65536]}</text:span></text:p>
          <text:p text:style-name="P8"><text:span text:style-name="T5">concurrency: {max_tasks: 20, on_exceed: 'reject+429'}</text:span></text:p>
          <text:p text:style-name="P8"><text:span text:style-name="T5">outage: {mongodb: {http_code: 503, max_recovery_s: 30, cache: true}}</text:span></text:p>
          <text:p text:style-name="P8"><text:span text:style-name="T5">api_error_schema: {fields: ['code','message','detail','hint']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5;p13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6;p13:notes" draw:style-name="gr1" draw:layer="layout" svg:width="12.7cm" svg:height="9.524cm" svg:x="3.176cm" svg:y="1.905cm" draw:page-number="1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2;p2" presentation:style-name="TITLE-title" draw:layer="backgroundobjects" svg:width="21.589cm" svg:height="4.082cm" svg:x="1.905cm" svg:y="5.918cm" presentation:class="title" presentation:placeholder="true" presentation:user-transformed="true">
        <draw:text-box/>
      </draw:frame>
      <draw:frame draw:name="Google Shape;14;p2" presentation:style-name="Mpr1" draw:text-style-name="MP5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Google Shape;15;p2" presentation:style-name="Mpr1" draw:text-style-name="MP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Google Shape;16;p2" presentation:style-name="Mpr1" draw:text-style-name="MP5" draw:layer="backgroundobjects" svg:width="5.926cm" svg:height="1.013cm" svg:x="18.203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18;p3" presentation:style-name="OBJECT-title" draw:layer="backgroundobjects" svg:width="22.859cm" svg:height="3.174cm" svg:x="1.27cm" svg:y="0.763cm" presentation:class="title" presentation:placeholder="true" presentation:user-transformed="true">
        <draw:text-box/>
      </draw:frame>
      <draw:frame draw:name="Google Shape;19;p3" presentation:style-name="OBJECT-outline1" draw:layer="backgroundobjects" svg:width="22.859cm" svg:height="12.571cm" svg:x="1.27cm" svg:y="4.445cm" presentation:class="outline" presentation:placeholder="true" presentation:user-transformed="true">
        <draw:text-box/>
      </draw:frame>
      <draw:frame draw:name="Google Shape;20;p3" presentation:style-name="Mpr4" draw:text-style-name="MP5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Google Shape;21;p3" presentation:style-name="Mpr4" draw:text-style-name="MP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Google Shape;22;p3" presentation:style-name="Mpr4" draw:text-style-name="MP5" draw:layer="backgroundobjects" svg:width="5.926cm" svg:height="1.013cm" svg:x="18.203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24;p4" presentation:style-name="TITLE_5f_ONLY-title" draw:layer="backgroundobjects" svg:width="22.859cm" svg:height="3.174cm" svg:x="1.27cm" svg:y="0.763cm" presentation:class="title" presentation:placeholder="true" presentation:user-transformed="true">
        <draw:text-box/>
      </draw:frame>
      <draw:frame draw:name="Google Shape;25;p4" presentation:style-name="Mpr7" draw:text-style-name="MP5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Google Shape;26;p4" presentation:style-name="Mpr7" draw:text-style-name="MP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Google Shape;27;p4" presentation:style-name="Mpr7" draw:text-style-name="MP5" draw:layer="backgroundobjects" svg:width="5.926cm" svg:height="1.013cm" svg:x="18.203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2.699cm" svg:height="9.524cm" svg:x="3.175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3"/>
    <meta:generator>LibreOfficeDev/6.0.5.2$Linux_X86_64 LibreOffice_project/</meta:generator>
  </office:meta>
</office:document-meta>
</file>